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d0221" draw:textarea-horizontal-align="center" draw:textarea-vertical-align="middle" loext:decorative="false"/>
    </style:style>
    <style:style style:name="gr2" style:family="graphic" style:parent-style-name="standard">
      <style:graphic-properties draw:stroke="none" draw:fill="none" draw:fill-color="#1a0a3a" fo:min-height="1.15cm" loext:decorative="false"/>
      <style:paragraph-properties style:writing-mode="lr-tb"/>
    </style:style>
    <style:style style:name="gr3" style:family="graphic" style:parent-style-name="standard">
      <style:graphic-properties draw:stroke="none" draw:fill="none" draw:fill-color="#0d0221" fo:min-height="0.45cm" loext:decorative="false"/>
      <style:paragraph-properties style:writing-mode="lr-tb"/>
    </style:style>
    <style:style style:name="gr4" style:family="graphic" style:parent-style-name="standard">
      <style:graphic-properties draw:fill-color="#1793d1" draw:textarea-horizontal-align="center" draw:textarea-vertical-align="middle" loext:decorative="false"/>
    </style:style>
    <style:style style:name="gr5" style:family="graphic" style:parent-style-name="standard">
      <style:graphic-properties draw:stroke="none" draw:fill="none" draw:fill-color="#ffffff" fo:min-height="3.75cm" loext:decorative="false"/>
      <style:paragraph-properties style:writing-mode="lr-tb"/>
    </style:style>
    <style:style style:name="gr6" style:family="graphic" style:parent-style-name="standard">
      <style:graphic-properties draw:stroke="none" draw:fill="none" draw:fill-color="#1a0a3a" fo:min-height="4.25cm" loext:decorative="false"/>
      <style:paragraph-properties style:writing-mode="lr-tb"/>
    </style:style>
    <style:style style:name="gr7" style:family="graphic" style:parent-style-name="standard">
      <style:graphic-properties draw:stroke="none" draw:fill="none" draw:fill-color="#ffffff" fo:min-height="0.65cm" loext:decorative="false"/>
      <style:paragraph-properties style:writing-mode="lr-tb"/>
    </style:style>
    <style:style style:name="gr8" style:family="graphic" style:parent-style-name="standard">
      <style:graphic-properties svg:stroke-color="#ffcc00" draw:textarea-horizontal-align="center" draw:textarea-vertical-align="middle" loext:decorative="false"/>
    </style:style>
    <style:style style:name="gr9" style:family="graphic" style:parent-style-name="standard">
      <style:graphic-properties draw:stroke="none" draw:fill="none" draw:fill-color="#2d6a00" fo:min-height="0.35cm" loext:decorative="false"/>
      <style:paragraph-properties style:writing-mode="lr-tb"/>
    </style:style>
    <style:style style:name="gr10" style:family="graphic" style:parent-style-name="standard">
      <style:graphic-properties draw:fill-color="#2d6a00" draw:textarea-horizontal-align="center" draw:textarea-vertical-align="middle" loext:decorative="false"/>
    </style:style>
    <style:style style:name="gr11" style:family="graphic" style:parent-style-name="standard">
      <style:graphic-properties draw:stroke="none" draw:fill="none" draw:fill-color="#ffffff" fo:min-height="0.55cm" loext:decorative="false"/>
      <style:paragraph-properties style:writing-mode="lr-tb"/>
    </style:style>
    <style:style style:name="gr12" style:family="graphic" style:parent-style-name="standard">
      <style:graphic-properties draw:fill-color="#1a0a3a" draw:textarea-horizontal-align="center" draw:textarea-vertical-align="middle" loext:decorative="false"/>
    </style:style>
    <style:style style:name="gr13" style:family="graphic" style:parent-style-name="standard">
      <style:graphic-properties draw:stroke="none" draw:fill="none" draw:fill-color="#ffffff" fo:min-height="2.303cm" loext:decorative="false"/>
      <style:paragraph-properties style:writing-mode="lr-tb"/>
    </style:style>
    <style:style style:name="gr14" style:family="graphic" style:parent-style-name="standard">
      <style:graphic-properties draw:fill-color="#0a1a0a" draw:textarea-horizontal-align="center" draw:textarea-vertical-align="middle" loext:decorative="false"/>
    </style:style>
    <style:style style:name="gr15" style:family="graphic" style:parent-style-name="standard">
      <style:graphic-properties draw:stroke="none" draw:fill="none" draw:fill-color="#ffffff" fo:min-height="5.25cm" loext:decorative="false"/>
      <style:paragraph-properties style:writing-mode="lr-tb"/>
    </style:style>
    <style:style style:name="gr16" style:family="graphic" style:parent-style-name="standard">
      <style:graphic-properties draw:fill-color="#0a0a1a" draw:textarea-horizontal-align="center" draw:textarea-vertical-align="middle" loext:decorative="false"/>
    </style:style>
    <style:style style:name="gr17" style:family="graphic" style:parent-style-name="standard">
      <style:graphic-properties draw:stroke="none" draw:fill="none" draw:fill-color="#ffffff" fo:min-height="2.75cm" loext:decorative="false"/>
      <style:paragraph-properties style:writing-mode="lr-tb"/>
    </style:style>
    <style:style style:name="gr18" style:family="graphic" style:parent-style-name="standard">
      <style:graphic-properties draw:fill-color="#0d47a1" draw:textarea-horizontal-align="center" draw:textarea-vertical-align="middle" loext:decorative="false"/>
    </style:style>
    <style:style style:name="gr19" style:family="graphic" style:parent-style-name="standard">
      <style:graphic-properties draw:stroke="none" draw:fill="none" draw:fill-color="#ffffff" fo:min-height="0.25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fill-color="#0d0221" fo:min-height="1.75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fill-color="#ffffff" fo:min-height="0.45cm" loext:decorative="false"/>
      <style:paragraph-properties style:writing-mode="lr-tb"/>
    </style:style>
    <style:style style:name="P1" style:family="paragraph">
      <loext:graphic-properties draw:fill-color="#0d0221"/>
      <style:paragraph-properties fo:text-align="center"/>
    </style:style>
    <style:style style:name="P2" style:family="paragraph">
      <loext:graphic-properties draw:fill="none" draw:fill-color="#1a0a3a"/>
    </style:style>
    <style:style style:name="P3" style:family="paragraph">
      <loext:graphic-properties draw:fill="none" draw:fill-color="#0d0221"/>
    </style:style>
    <style:style style:name="P4" style:family="paragraph">
      <loext:graphic-properties draw:fill-color="#1793d1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2d6a00"/>
    </style:style>
    <style:style style:name="P8" style:family="paragraph">
      <loext:graphic-properties draw:fill-color="#2d6a00"/>
      <style:paragraph-properties fo:text-align="center"/>
    </style:style>
    <style:style style:name="P9" style:family="paragraph">
      <loext:graphic-properties draw:fill-color="#1a0a3a"/>
      <style:paragraph-properties fo:text-align="center"/>
    </style:style>
    <style:style style:name="P10" style:family="paragraph">
      <style:text-properties fo:color="#ffffff" loext:opacity="100%" fo:font-size="15pt" style:font-size-asian="15pt" style:font-size-complex="15pt"/>
    </style:style>
    <style:style style:name="P11" style:family="paragraph">
      <loext:graphic-properties draw:fill="none" draw:fill-color="#ffffff"/>
      <style:text-properties fo:color="#ffffff" loext:opacity="100%" fo:font-size="15pt" style:font-size-asian="15pt" style:font-size-complex="15pt"/>
    </style:style>
    <style:style style:name="P12" style:family="paragraph">
      <loext:graphic-properties draw:fill-color="#0a1a0a"/>
      <style:paragraph-properties fo:text-align="center"/>
    </style:style>
    <style:style style:name="P13" style:family="paragraph">
      <style:text-properties fo:color="#ffffff" loext:opacity="100%" fo:font-size="14pt" style:font-size-asian="14pt" style:font-size-complex="14pt"/>
    </style:style>
    <style:style style:name="P14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P15" style:family="paragraph">
      <loext:graphic-properties draw:fill-color="#0a0a1a"/>
      <style:paragraph-properties fo:text-align="center"/>
    </style:style>
    <style:style style:name="P16" style:family="paragraph">
      <loext:graphic-properties draw:fill-color="#0d47a1"/>
      <style:paragraph-properties fo:text-align="center"/>
    </style:style>
    <style:style style:name="T1" style:family="text">
      <style:text-properties fo:color="#ffffff" loext:opacity="100%" fo:font-size="15pt" style:font-size-asian="15pt" style:font-size-complex="15pt"/>
    </style:style>
    <style:style style:name="T2" style:family="text">
      <style:text-properties fo:color="#ffffff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1cm" svg:height="29.7cm" svg:x="0cm" svg:y="0cm">
          <text:p/>
        </draw:rect>
        <draw:frame draw:style-name="gr2" draw:text-style-name="P2" draw:layer="layout" svg:width="17cm" svg:height="1.4cm" svg:x="2cm" svg:y="0.4cm">
          <draw:text-box>
            <text:p>⚡ THE ARCH LINUX &amp; PYTHON GOD ⚡</text:p>
          </draw:text-box>
        </draw:frame>
        <draw:frame draw:style-name="gr3" draw:text-style-name="P3" draw:layer="layout" svg:width="14cm" svg:height="1.673cm" svg:x="3.5cm" svg:y="1.9cm">
          <draw:text-box>
            <text:p>~ Deity of the Terminal, Serpent Whisperer, BTW Announcer ~</text:p>
          </draw:text-box>
        </draw:frame>
        <draw:circle draw:style-name="gr4" draw:text-style-name="P4" draw:layer="layout" svg:width="4cm" svg:height="4cm" svg:x="8.5cm" svg:y="3.2cm">
          <text:p/>
        </draw:circle>
        <draw:frame draw:style-name="gr5" draw:text-style-name="P5" draw:layer="layout" svg:width="4cm" svg:height="4cm" svg:x="8.5cm" svg:y="3.2cm">
          <draw:text-box>
            <text:p>😤</text:p>
          </draw:text-box>
        </draw:frame>
        <draw:rect draw:style-name="gr4" draw:text-style-name="P4" draw:layer="layout" svg:width="3.4cm" svg:height="4.5cm" svg:x="8.8cm" svg:y="7.2cm">
          <text:p/>
        </draw:rect>
        <draw:frame draw:style-name="gr6" draw:text-style-name="P2" draw:layer="layout" svg:width="3.4cm" svg:height="4.5cm" svg:x="8.8cm" svg:y="7.2cm">
          <draw:text-box>
            <text:p>🐍 ROBE OF THE SERPENT 🐍</text:p>
          </draw:text-box>
        </draw:frame>
        <draw:rect draw:style-name="gr4" draw:text-style-name="P4" draw:layer="layout" svg:width="3cm" svg:height="0.9cm" svg:x="5.8cm" svg:y="7.4cm">
          <text:p/>
        </draw:rect>
        <draw:frame draw:style-name="gr7" draw:text-style-name="P5" draw:layer="layout" svg:width="3cm" svg:height="3.806cm" svg:x="5.8cm" svg:y="7.4cm">
          <draw:text-box>
            <text:p>👈 LEFT ARM (holds staff)</text:p>
          </draw:text-box>
        </draw:frame>
        <draw:rect draw:style-name="gr4" draw:text-style-name="P4" draw:layer="layout" svg:width="3cm" svg:height="0.9cm" svg:x="12.2cm" svg:y="7.4cm">
          <text:p/>
        </draw:rect>
        <draw:frame draw:style-name="gr7" draw:text-style-name="P5" draw:layer="layout" svg:width="3cm" svg:height="3.806cm" svg:x="12.2cm" svg:y="7.4cm">
          <draw:text-box>
            <text:p>RIGHT ARM 👉 (types at 300wpm)</text:p>
          </draw:text-box>
        </draw:frame>
        <draw:line draw:style-name="gr8" draw:text-style-name="P6" draw:layer="layout" svg:x1="4.2cm" svg:y1="7cm" svg:x2="4.4cm" svg:y2="12cm">
          <text:p/>
        </draw:line>
        <draw:frame draw:style-name="gr9" draw:text-style-name="P7" draw:layer="layout" svg:width="2cm" svg:height="3.806cm" svg:x="3cm" svg:y="6.8cm">
          <draw:text-box>
            <text:p>🐍 PYTHON STAFF</text:p>
          </draw:text-box>
        </draw:frame>
        <draw:circle draw:style-name="gr10" draw:text-style-name="P8" draw:layer="layout" svg:width="0.8cm" svg:height="0.8cm" svg:x="3.9cm" svg:y="11.7cm">
          <text:p/>
        </draw:circle>
        <draw:frame draw:style-name="gr11" draw:text-style-name="P5" draw:layer="layout" svg:width="0.8cm" svg:height="0.962cm" svg:x="3.9cm" svg:y="11.7cm">
          <draw:text-box>
            <text:p>🐍</text:p>
          </draw:text-box>
        </draw:frame>
        <draw:rect draw:style-name="gr12" draw:text-style-name="P9" draw:layer="layout" svg:width="8cm" svg:height="3.5cm" svg:x="6.5cm" svg:y="11.8cm">
          <text:p/>
        </draw:rect>
        <draw:frame draw:style-name="gr13" draw:text-style-name="P11" draw:layer="layout" svg:width="8cm" svg:height="2.553cm" svg:x="6.5cm" svg:y="12.747cm">
          <draw:text-box>
            <text:p text:style-name="P10"><text:span text:style-name="T1">🪑 ARCH THRONE 🪑</text:span></text:p>
            <text:p text:style-name="P10"><text:span text:style-name="T1">(Carved from pure .config files</text:span></text:p>
            <text:p text:style-name="P10"><text:span text:style-name="T1">and the tears of Ubuntu users)</text:span></text:p>
          </draw:text-box>
        </draw:frame>
        <draw:rect draw:style-name="gr14" draw:text-style-name="P12" draw:layer="layout" svg:width="8.5cm" svg:height="5.5cm" svg:x="1cm" svg:y="15.8cm">
          <text:p/>
        </draw:rect>
        <draw:frame draw:style-name="gr15" draw:text-style-name="P14" draw:layer="layout" svg:width="8.5cm" svg:height="5.5cm" svg:x="1cm" svg:y="15.8cm">
          <draw:text-box>
            <text:p text:style-name="P13"><text:span text:style-name="T2">📊 DIVINE STATS</text:span></text:p>
            <text:p text:style-name="P13"><text:span text:style-name="T2">━━━━━━━━━━━━━━━</text:span></text:p>
            <text:p text:style-name="P13"><text:span text:style-name="T2">⚡ Uptime: Since the Big Bang</text:span></text:p>
            <text:p text:style-name="P13"><text:span text:style-name="T2">🧠 RAM Used: All of it</text:span></text:p>
            <text:p text:style-name="P13"><text:span text:style-name="T2">🐍 Python ver: 3.∞</text:span></text:p>
            <text:p text:style-name="P13"><text:span text:style-name="T2">📦 Packages: 4,847 installed</text:span></text:p>
            <text:p text:style-name="P13"><text:span text:style-name="T2">💾 Disk: 100% dotfiles</text:span></text:p>
            <text:p text:style-name="P13"><text:span text:style-name="T2">🔧 Last reboot: Never</text:span></text:p>
            <text:p text:style-name="P13"><text:span text:style-name="T2">😤 BTW count: ∞/day</text:span></text:p>
          </draw:text-box>
        </draw:frame>
        <draw:rect draw:style-name="gr16" draw:text-style-name="P15" draw:layer="layout" svg:width="8.5cm" svg:height="5.5cm" svg:x="11.5cm" svg:y="15.8cm">
          <text:p/>
        </draw:rect>
        <draw:frame draw:style-name="gr15" draw:text-style-name="P14" draw:layer="layout" svg:width="8.5cm" svg:height="5.5cm" svg:x="11.5cm" svg:y="15.8cm">
          <draw:text-box>
            <text:p text:style-name="P13"><text:span text:style-name="T2">💬 SACRED QUOTES</text:span></text:p>
            <text:p text:style-name="P13"><text:span text:style-name="T2">━━━━━━━━━━━━━━━</text:span></text:p>
            <text:p text:style-name="P13"><text:span text:style-name="T2">"I use Arch, by the way."</text:span></text:p>
            <text:p text:style-name="P13"><text:span text:style-name="T2">"pip? I compile from source."</text:span></text:p>
            <text:p text:style-name="P13"><text:span text:style-name="T2">"My .vimrc is 3000 lines."</text:span></text:p>
            <text:p text:style-name="P13"><text:span text:style-name="T2">"Segfault? That's a skill issue."</text:span></text:p>
            <text:p text:style-name="P13"><text:span text:style-name="T2">"I don't use IDEs. I AM the IDE."</text:span></text:p>
            <text:p text:style-name="P13"><text:span text:style-name="T2">"sudo is for the weak."</text:span></text:p>
            <text:p text:style-name="P13"><text:span text:style-name="T2">"It compiled. I am become God."</text:span></text:p>
          </draw:text-box>
        </draw:frame>
        <draw:rect draw:style-name="gr4" draw:text-style-name="P4" draw:layer="layout" svg:width="1.2cm" svg:height="3cm" svg:x="9cm" svg:y="21.5cm">
          <text:p/>
        </draw:rect>
        <draw:rect draw:style-name="gr4" draw:text-style-name="P4" draw:layer="layout" svg:width="1.2cm" svg:height="3cm" svg:x="10.8cm" svg:y="21.5cm">
          <text:p/>
        </draw:rect>
        <draw:frame draw:style-name="gr17" draw:text-style-name="P5" draw:layer="layout" svg:width="1.2cm" svg:height="5.228cm" svg:x="9cm" svg:y="21.5cm">
          <draw:text-box>
            <text:p>LEFT LEG</text:p>
          </draw:text-box>
        </draw:frame>
        <draw:frame draw:style-name="gr17" draw:text-style-name="P5" draw:layer="layout" svg:width="1.2cm" svg:height="5.228cm" svg:x="10.8cm" svg:y="21.5cm">
          <draw:text-box>
            <text:p>RIGHT LEG</text:p>
          </draw:text-box>
        </draw:frame>
        <draw:rect draw:style-name="gr18" draw:text-style-name="P16" draw:layer="layout" svg:width="1.8cm" svg:height="0.6cm" svg:x="8.6cm" svg:y="24.5cm">
          <text:p/>
        </draw:rect>
        <draw:rect draw:style-name="gr18" draw:text-style-name="P16" draw:layer="layout" svg:width="1.8cm" svg:height="0.6cm" svg:x="10.6cm" svg:y="24.5cm">
          <text:p/>
        </draw:rect>
        <draw:frame draw:style-name="gr19" draw:text-style-name="P5" draw:layer="layout" svg:width="2.2cm" svg:height="3.095cm" svg:x="8.4cm" svg:y="25.2cm">
          <draw:text-box>
            <text:p>👟 (barefoot, btw)</text:p>
          </draw:text-box>
        </draw:frame>
        <draw:frame draw:style-name="gr19" draw:text-style-name="P5" draw:layer="layout" svg:width="2.2cm" svg:height="3.095cm" svg:x="10.4cm" svg:y="25.2cm">
          <draw:text-box>
            <text:p>👟 (also barefoot)</text:p>
          </draw:text-box>
        </draw:frame>
        <draw:rect draw:style-name="gr4" draw:text-style-name="P4" draw:layer="layout" svg:width="19cm" svg:height="2cm" svg:x="1cm" svg:y="26cm">
          <text:p/>
        </draw:rect>
        <draw:frame draw:style-name="gr20" draw:text-style-name="P3" draw:layer="layout" svg:width="19cm" svg:height="2cm" svg:x="1cm" svg:y="26cm">
          <draw:text-box>
            <text:p>⚡ "I use Arch, by the way." ⚡ <text:s/>| <text:s/>🐍 Python 3.∞ <text:s/>| <text:s/>📦 pacman -Syu --god-mode <text:s/>| <text:s/>🔥 rm -rf /windows <text:s/>| <text:s/>⚡</text:p>
          </draw:text-box>
        </draw:frame>
        <draw:frame draw:style-name="gr21" draw:text-style-name="P5" draw:layer="layout" svg:width="19cm" svg:height="1.673cm" svg:x="1cm" svg:y="28.2cm">
          <draw:text-box>
            <text:p>© THE ARCH LINUX &amp; PYTHON GOD — All rights reserved. Windows users need not apply. Ubuntu users may grovel.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8T14:20:30.347024132</meta:creation-date>
    <dc:date>2026-02-18T14:30:02.922302951</dc:date>
    <meta:editing-duration>PT9M33S</meta:editing-duration>
    <meta:editing-cycles>1</meta:editing-cycles>
    <meta:document-statistic meta:object-count="32"/>
    <meta:generator>LibreOffice/26.2.0.3$Linux_X86_64 LibreOffice_project/f1632ca95bc60e4a160604f46a6d9de4857c31ac</meta:generator>
  </office:meta>
</office:document-meta>
</file>